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" svg:font-family="TimesNewRoman" style:font-family-generic="roma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 fo:orphans="0" fo:widows="0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orphans="0" fo:widows="0" fo:text-indent="1.501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 fo:orphans="0" fo:widows="0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 fo:orphans="0" fo:widows="0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/>
    </style:style>
    <style:style style:name="P13" style:family="paragraph" style:parent-style-name="Standard">
      <style:paragraph-properties fo:text-align="justify" style:justify-single-word="false" fo:orphans="0" fo:widows="0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Recuo_20_de_20_corpo_20_de_20_texto_20_2">
      <style:paragraph-properties fo:margin-left="0cm" fo:margin-right="0cm" fo:text-indent="1.501cm" style:auto-text-indent="false"/>
    </style:style>
    <style:style style:name="P17" style:family="paragraph" style:parent-style-name="Recuo_20_de_20_corpo_20_de_20_texto_20_2">
      <style:paragraph-properties fo:margin-left="0cm" fo:margin-right="0cm" fo:text-indent="1.501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fo:text-indent="1.501cm" style:auto-text-indent="false"/>
      <style:text-properties fo:font-size="12pt" style:font-size-asian="12pt" style:font-size-complex="12pt"/>
    </style:style>
    <style:style style:name="P20" style:family="paragraph" style:parent-style-name="Text_20_body_20_indent">
      <style:paragraph-properties fo:margin-left="0cm" fo:margin-right="0cm" fo:line-height="100%" fo:text-indent="1.501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size-complex="12pt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</text:p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header-rows>
          <table:table-row>
            <table:table-cell table:style-name="Tabela1.A1" office:value-type="string">
              <text:p text:style-name="P3">Versão</text:p>
            </table:table-cell>
            <table:table-cell table:style-name="Tabela1.A1" office:value-type="string">
              <text:p text:style-name="P3">Última Mudança</text:p>
            </table:table-cell>
            <table:table-cell table:style-name="Tabela1.A1" office:value-type="string">
              <text:p text:style-name="P3">Responsáveis</text:p>
            </table:table-cell>
            <table:table-cell table:style-name="Tabela1.D1" office:value-type="string">
              <text:p text:style-name="P3">Descrição</text:p>
            </table:table-cell>
          </table:table-row>
        </table:table-header-rows>
        <table:table-row>
          <table:table-cell table:style-name="Tabela1.A2" office:value-type="string">
            <text:p text:style-name="P4">0.1</text:p>
          </table:table-cell>
          <table:table-cell table:style-name="Tabela1.A2" office:value-type="string">
            <text:p text:style-name="P4">08/06/2006</text:p>
          </table:table-cell>
          <table:table-cell table:style-name="Tabela1.A2" office:value-type="string">
            <text:p text:style-name="P4">A1,A2,A11,A12,A13,A14 e A7(Gerente)</text:p>
          </table:table-cell>
          <table:table-cell table:style-name="Tabela1.D2" office:value-type="string">
            <text:p text:style-name="P4">Revisão dos casos de uso</text:p>
          </table:table-cell>
        </table:table-row>
      </table:table>
      <text:p text:style-name="P2"/>
      <text:p text:style-name="P5"/>
      <text:p text:style-name="P5"/>
      <text:p text:style-name="P5">ESPECIFICAÇÃO DOS CASOS DE USO PROCESSO DE SELEÇÃO</text:p>
      <text:p text:style-name="P6"/>
      <text:p text:style-name="P5">Preâmbulo </text:p>
      <text:p text:style-name="P7"/>
      <text:p text:style-name="P7">Instituições acadêmicas realizam constantes processos de seleção. Desde aqueles utilizados para o ingresso dos alunos na respectiva instituição e até aqueles internos. O registro do processo de seleção, criação e divulgação do edital e do cadastro de candidatos, por exemplo, são algumas das atividades típicas deste processo. </text:p>
      <text:p text:style-name="P8"/>
      <text:p text:style-name="P7"/>
      <text:p text:style-name="P5">1 - Caso de Uso P.S.1 - Cadastrar Edital</text:p>
      <text:p text:style-name="P5">Rastreabilidade: P.S.1</text:p>
      <text:p text:style-name="P5">Ator(es): <text:s/>Coordenação</text:p>
      <text:p text:style-name="P9"/>
      <text:p text:style-name="P9"><text:span text:style-name="T1">Propósito</text:span>: Este caso de uso tem como função cadastrar um edital.</text:p>
      <text:p text:style-name="P9"/>
      <text:p text:style-name="P9"><text:span text:style-name="T1">Descrição</text:span>: Todo Processo de Seleção deverá ser cadastrado no sistema. Cada processo compreende algumas informações importantes, como período da inscrição, número de vagas total e número de vagas por área de concentração, data de realização de provas e data de entrega dos resultados.</text:p>
      <text:p text:style-name="P7"/>
      <text:p text:style-name="P10">1.1<text:tab/>Fluxo Básico</text:p>
      <text:p text:style-name="P7"/>
      <text:p text:style-name="P7">01 <text:s/>O ator preenche as informações para cadastrar um Edital;</text:p>
      <text:p text:style-name="P7">02 <text:s/>O ator requisita a confirmação da operação;</text:p>
      <text:p text:style-name="P7">03 <text:s/>Sistema confirma a operação, cadastrando o Edital. </text:p>
      <text:p text:style-name="P6"/>
      <text:p text:style-name="P10">1.2<text:tab/>Fluxo Alternativo</text:p>
      <text:p text:style-name="P6"/>
      <text:p text:style-name="P7">No item 03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1"><text:span text:style-name="T2">Referência: </text:span><text:span text:style-name="T3">Não se aplica.</text:span><text:span text:style-name="T2">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2 - Caso de Uso P.S.2 - Inscrever Candidato</text:p>
      <text:p text:style-name="P5">Rastreabilidade: P.S.2</text:p>
      <text:p text:style-name="P5">Ator(es): <text:s/>Administrador, Administração Superior, Coordenação, Aluno, Participante, Sociedade</text:p>
      <text:p text:style-name="P9"/>
      <text:p text:style-name="P9"><text:span text:style-name="T1">Propósito</text:span>: Este caso de uso tem como função inscrever um candidato em um processo seletivo.</text:p>
      <text:p text:style-name="P9"/>
      <text:p text:style-name="P9"><text:span text:style-name="T1">Descrição</text:span>: Este caso de uso permite a inscrição de um candidato em um determinado processo de seleção. <text:s/>Ao registrar uma inscrição, o sistema irá gerar um boleto bancário para o pagamento da mesma.</text:p>
      <text:p text:style-name="P7"/>
      <text:p text:style-name="P10">2.1<text:tab/>Fluxo Básico</text:p>
      <text:p text:style-name="P7"/>
      <text:p text:style-name="P12"><text:span text:style-name="T3">01 <text:s/>Iniciar caso de uso </text:span><text:span text:style-name="T4">Selecionar Pessoa Física</text:span><text:span text:style-name="T3">;</text:span></text:p>
      <text:p text:style-name="P7">02 <text:s/>O ator preenche as informações para se inscrever;</text:p>
      <text:p text:style-name="P7">03 <text:s/>O ator requisita a confirmação da operação;</text:p>
      <text:p text:style-name="P7">04 <text:s/>O sistema confirma a operação, inscrevendo o candidato e gerando o boleto bancário.</text:p>
      <text:p text:style-name="P7"/>
      <text:p text:style-name="P7"/>
      <text:p text:style-name="P13">2.2<text:tab/>Fluxo Alternativo</text:p>
      <text:p text:style-name="P6"/>
      <text:p text:style-name="P14"><text:span text:style-name="T3">No item 01, caso o sistema não encontre a Pessoa Física, iniciar caso de uso [</text:span><text:span text:style-name="T5">C.S.1</text:span><text:span text:style-name="T3">];</text:span></text:p>
      <text:p text:style-name="P7">No item 03, caso o candidato queira se inscrever em um Processo de Seleção fora do período estipulado pelo Edital, caso de uso termina.</text:p>
      <text:p text:style-name="P7">No item 03, caso o candidato queira se inscrever no programa de Pós-Graduação, <text:s/>não possua a titulação de graduação, e não esteja apto a obtê-la antes da primeira matrícula no programa, caso de uso termina.</text:p>
      <text:p text:style-name="P7">No item 03, o sistema exibe mensagem contendo campos obrigatórios que não foram preenchidos e aqueles contendo informações inconsistentes, o sistema sugere que sejam fornecidas e alteradas, respectivamente.</text:p>
      <text:p text:style-name="P7"/>
      <text:p text:style-name="P11"><text:span text:style-name="T2">Referência: </text:span><text:span text:style-name="T3">RN 14.2, RN 14.5.</text:span></text:p>
      <text:p text:style-name="P7"><text:s text:c="12"/></text:p>
      <text:p text:style-name="P7"/>
      <text:p text:style-name="P5">3 - Caso de Uso P.S.3 - Relatar Resultado da Seleção</text:p>
      <text:p text:style-name="P5">Rastreabilidade: P.S.3</text:p>
      <text:p text:style-name="P5">Ator(es): <text:s/>Coordenação</text:p>
      <text:p text:style-name="P6"/>
      <text:p text:style-name="P15">Propósito: <text:span text:style-name="T6">Este caso de uso tem como função relatar um resultado de um processo de seleção.</text:span></text:p>
      <text:p text:style-name="P15"/>
      <text:p text:style-name="P9"><text:span text:style-name="T1">Descrição: </text:span>A aplicação de um exame de seleção é seguida da respectiva avaliação dos resultados obtidos pelos candidatos. Os resultados obtidos deverão ser cadastrados. Para tal é suficiente identificar o processo de seleção em questão e, para cada candidato, fornecer o resultado correspondente. Observe que o sistema apenas recebe os resultados e os classifica. Critérios de desempate e outras situações peculiares não serão tratados pelo sistema, mas pela comissão de avaliação. </text:p>
      <text:p text:style-name="P7"/>
      <text:p text:style-name="P7"/>
      <text:p text:style-name="P10">3.1<text:tab/>Fluxo Básico</text:p>
      <text:p text:style-name="P7"/>
      <text:p text:style-name="P12"><text:span text:style-name="T3">01 <text:s/>Iniciar caso de uso </text:span><text:span text:style-name="T7">Selecionar Processo de Seleção;</text:span></text:p>
      <text:p text:style-name="P16"><text:span text:style-name="T8">02 <text:s/>Iniciar caso de uso </text:span><text:span text:style-name="T7">Selecionar Inscrição de Candidato;</text:span></text:p>
      <text:p text:style-name="P7">03 <text:s/>O ator preenche as informações para relatar o resultado de seleção;</text:p>
      <text:p text:style-name="P7">04 <text:s/>O ator requisita a confirmação da operação;</text:p>
      <text:p text:style-name="P7">05 <text:s/>O sistema confirma a operação. </text:p>
      <text:p text:style-name="P7"/>
      <text:p text:style-name="P10">3.2<text:tab/>Fluxo Alternativo</text:p>
      <text:p text:style-name="P6"/>
      <text:p text:style-name="P7">No item 04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1"><text:span text:style-name="T2">Referência: </text:span><text:span text:style-name="T3">RN 14.4.</text:span></text:p>
      <text:p text:style-name="P7"/>
      <text:p text:style-name="P7"/>
      <text:p text:style-name="P5">4 - Caso de Uso P.S.4 - Autorizar Divulgação</text:p>
      <text:p text:style-name="P5">Rastreabilidade: P.S.4</text:p>
      <text:p text:style-name="P5">Ator(es): <text:s/>Coordenação</text:p>
      <text:p text:style-name="P15"/>
      <text:p text:style-name="P15">Propósito: <text:span text:style-name="T6">Este caso de uso tem como função autorizar a divulgação de um processo seletivo.</text:span></text:p>
      <text:p text:style-name="P15"/>
      <text:p text:style-name="P9"><text:span text:style-name="T1">Descrição</text:span>: Os resultados de processo de seleção poderão ser fornecidos durante um considerável intervalo de tempo. Em conseqüência, o “resultado final” só poderá ser divulgado através de uma operação explícita. Antes desta data os resultados parciais - nem todos os resultados obtidos pelos candidatos podem ter sido fornecidos - não estarão disponíveis para consulta de terceiros. </text:p>
      <text:p text:style-name="P7"/>
      <text:p text:style-name="P10">4.1<text:tab/>Fluxo Básico</text:p>
      <text:p text:style-name="P7"/>
      <text:p text:style-name="P12"><text:span text:style-name="T3">01 <text:s text:c="2"/>Iniciar caso de uso </text:span><text:span text:style-name="T7">Selecionar Processo de Seleção</text:span><text:span text:style-name="T4">;</text:span></text:p>
      <text:p text:style-name="P17">02 <text:s text:c="2"/>O ator informa o período de divulgação do resultado e autoriza a divulgação;</text:p>
      <text:p text:style-name="P7">03 <text:s text:c="2"/>O ator requisita a confirmação da operação;</text:p>
      <text:p text:style-name="P7">04 <text:s text:c="2"/>O sistema confirma a operação.</text:p>
      <text:p text:style-name="P18"/>
      <text:p text:style-name="P10">4.2<text:tab/>Fluxo Alternativo</text:p>
      <text:p text:style-name="P6"/>
      <text:p text:style-name="P7">No item 04, o sistema exibe mensagem contendo campos obrigatórios que não foram preenchidos e aqueles contendo informações inconsistentes, o sistema sugere que sejam fornecidas e alteradas, respectivamente.</text:p>
      <text:p text:style-name="P7"/>
      <text:p text:style-name="P11"><text:span text:style-name="T2">Referência: </text:span><text:span text:style-name="T3">Não se aplica.</text:span><text:span text:style-name="T2"> </text:span></text:p>
      <text:p text:style-name="P7"/>
      <text:p text:style-name="P7"/>
      <text:p text:style-name="P7"/>
      <text:p text:style-name="P7"/>
      <text:p text:style-name="P7"/>
      <text:p text:style-name="P7"/>
      <text:p text:style-name="P5">5 - Caso de Uso P.S.5 - Excluir Processo de Seleção</text:p>
      <text:p text:style-name="P5">Rastreabilidade: P.S.5</text:p>
      <text:p text:style-name="P5">Ator(es): <text:s/>Coordenação</text:p>
      <text:p text:style-name="P7"/>
      <text:p text:style-name="P9"><text:span text:style-name="T1">Propósito</text:span>: Este caso de uso tem como função excluir um processo seletivo.</text:p>
      <text:p text:style-name="P9"/>
      <text:p text:style-name="P9"><text:span text:style-name="T1">Descrição</text:span>: Um processo de seleção pode ser excluído. Contudo, algumas dependências, caso existam, tornam esta operação impossibilitada de ocorrer. Por exemplo, caso existam candidatos inscritos no respectivo processo. Neste e noutros casos, uma lista de dependências deverá ser exibida. Só após removidas todas as dependências, o processo de seleção poderá ser removido. </text:p>
      <text:p text:style-name="P7"/>
      <text:p text:style-name="P10">5.1<text:tab/>Fluxo Básico</text:p>
      <text:p text:style-name="P7"/>
      <text:p text:style-name="P12"><text:span text:style-name="T3">01 <text:s/>Iniciar caso de uso </text:span><text:span text:style-name="T7">Selecionar Processo de Seleção</text:span><text:span text:style-name="T3">;</text:span></text:p>
      <text:p text:style-name="P19">02 <text:s/>O sistema verifica se este não possui nenhuma dependência, tais como candidatos inscritos, etc;</text:p>
      <text:p text:style-name="P7">03 <text:s/>O ator requisita a exclusão;</text:p>
      <text:p text:style-name="P7">04 <text:s/>O sistema confirma a operação, excluindo o processo de seleção e o seu Edital.</text:p>
      <text:p text:style-name="P7"/>
      <text:p text:style-name="P10">5.2<text:tab/>Fluxo Alternativo</text:p>
      <text:p text:style-name="P6"/>
      <text:p text:style-name="P20">No item 02, se Processo de Seleção informado possuir dependências, exibir lista contendo estas dependências, e encerrar caso de uso.</text:p>
      <text:p text:style-name="P7"><text:s text:c="13"/></text:p>
      <text:p text:style-name="P11"><text:span text:style-name="T2">Referência: </text:span><text:span text:style-name="T3">Não se aplica.</text:span><text:span text:style-name="T2"> </text:span></text:p>
      <text:p text:style-name="P7"/>
      <text:p text:style-name="P6"/>
      <text:p text:style-name="P5">6 - Caso de Uso P.S.6 - Selecionar Processo de Seleção</text:p>
      <text:p text:style-name="P5">Rastreabilidade: P.S.6</text:p>
      <text:p text:style-name="P5">Ator(es): <text:s/>Administrador, Administração Superior, Coordenação, Aluno, Participante, Sociedade</text:p>
      <text:p text:style-name="P7"/>
      <text:p text:style-name="P9"><text:span text:style-name="T1">Propósito</text:span>: Este caso de uso tem como função selecionar um processo de seleção</text:p>
      <text:p text:style-name="P9"/>
      <text:p text:style-name="P9"><text:span text:style-name="T1">Descrição</text:span>: Outros serviços oferecidos pelo sistema exigem a identificação de um processo de seleção. Por exemplo: para a impressão da lista de candidatos aprovados é necessário que o processo de seleção correspondente seja identificado. Este caso de uso permite ao usuário localizar o processo de interesse. </text:p>
      <text:p text:style-name="P7"/>
      <text:p text:style-name="P5">6.1<text:tab/>Fluxo Básico</text:p>
      <text:p text:style-name="P7"/>
      <text:p text:style-name="P19">01 O ator informa o intervalo no qual se espera que o processo de seleção desejado se encontre;</text:p>
      <text:p text:style-name="P19">02 <text:s/>O sistema verifica se o intervalo é válido, ou seja, se a data final é maior ou igual à data inicial;</text:p>
      <text:p text:style-name="P17">03 O sistema exibe uma lista contendo informações sobre os processos de seleção que satisfazem aos critérios informados;</text:p>
      <text:p text:style-name="P7">04 <text:s/>O ator seleciona o Processo de Seleção;</text:p>
      <text:p text:style-name="P7">05 <text:s/>O ator requisita a confirmação da operação;</text:p>
      <text:p text:style-name="P7">06 <text:s/>O sistema confirma a operação, selecionando o Processo de Seleção.</text:p>
      <text:p text:style-name="P7"/>
      <text:p text:style-name="P10">6.2<text:tab/>Fluxo Alternativo</text:p>
      <text:p text:style-name="P6"/>
      <text:p text:style-name="P7">Não possui fluxo alternativo.</text:p>
      <text:p text:style-name="P7"/>
      <text:p text:style-name="P11"><text:span text:style-name="T2">Referência: </text:span><text:span text:style-name="T3">Não se aplica.</text:span><text:span text:style-name="T2"> </text:span></text:p>
      <text:p text:style-name="P7"/>
      <text:p text:style-name="P7"/>
      <text:p text:style-name="P5">7 - Caso de Uso P.S.7 - Selecionar Inscrição de Candidato</text:p>
      <text:p text:style-name="P5">Rastreabilidade: P.S.7</text:p>
      <text:p text:style-name="P5">Ator(es): <text:s text:c="2"/>Administrador, Administração Superior, Coordenação</text:p>
      <text:p text:style-name="P9"/>
      <text:p text:style-name="P9"><text:span text:style-name="T1">Propósito</text:span>: Este caso de uso tem como função selecionar a inscrição de um candidato a um processo de seleção.</text:p>
      <text:p text:style-name="P9"/>
      <text:p text:style-name="P9"><text:span text:style-name="T1">Descrição</text:span>: Operação executada para selecionar uma inscrição.</text:p>
      <text:p text:style-name="P7"/>
      <text:p text:style-name="P10">7.1<text:tab/>Fluxo Básico</text:p>
      <text:p text:style-name="P7"/>
      <text:p text:style-name="P21">01 <text:s/>O ator preenche as informações para selecionar uma inscrição;</text:p>
      <text:p text:style-name="P21">02 <text:s/>O sistema disponibiliza o(s) candidato(s) de acordo com as informações;</text:p>
      <text:p text:style-name="P21">03 <text:s/>O ator seleciona a inscrição de um candidato;</text:p>
      <text:p text:style-name="P21">04 <text:s/>O ator requisita a confirmação da operação;</text:p>
      <text:p text:style-name="P21">05 <text:s/>O ator confirma a operação, selecionando a inscrição.</text:p>
      <text:p text:style-name="P21"/>
      <text:p text:style-name="P5">7.2<text:tab/>Fluxo Alternativo</text:p>
      <text:p text:style-name="P6"/>
      <text:p text:style-name="P7">No item 01, o sistema exibe mensagem contendo campos obrigatórios que não foram preenchidos e aqueles contendo informações inconsistentes, o sistema sugere que sejam fornecidas e alteradas, respectivamente.</text:p>
      <text:p text:style-name="P7"/>
      <text:p text:style-name="P11"><text:span text:style-name="T2">Referência: </text:span><text:span text:style-name="T3">Não se aplica.</text:span><text:span text:style-name="T2"> </text:span></text:p>
      <text:p text:style-name="P7"/>
      <text:p text:style-name="P7"/>
      <text:p text:style-name="P5">8 - Caso de Uso P.S.8 - Obter Boleto Bancário</text:p>
      <text:p text:style-name="P5">Rastreabilidade: P.S.8</text:p>
      <text:p text:style-name="P5">Ator(es): <text:s text:c="2"/>Administrador, Administração Superior, Coordenação, Aluno, Participante, Sociedade</text:p>
      <text:p text:style-name="P7"/>
      <text:p text:style-name="P9"><text:span text:style-name="T1">Propósito:</text:span> Este caso de uso tem como função obter um boleto bancário de um candidato de um processo seletivo.</text:p>
      <text:p text:style-name="P9"/>
      <text:p text:style-name="P9"><text:span text:style-name="T1">Descrição</text:span>: Vários serviços oferecidos exigem o pagamento de taxas. Através deste caso de uso, o usuário poderá imprimir o boleto bancário pertinente ao serviço desejado. </text:p>
      <text:p text:style-name="P7"/>
      <text:p text:style-name="P7"/>
      <text:p text:style-name="P10">8.1<text:tab/>Fluxo Básico</text:p>
      <text:p text:style-name="P7"/>
      <text:p text:style-name="P7">01 <text:s/>O ator informa o nº de inscrição;</text:p>
      <text:p text:style-name="P7">02 <text:s/>Sistema gera o boleto bancário em formato apropriado para impressão;</text:p>
      <text:p text:style-name="P7">03 <text:s/>O ator imprime o boleto bancário.</text:p>
      <text:p text:style-name="P7"/>
      <text:p text:style-name="P10">8.2<text:tab/>Fluxo Alternativo</text:p>
      <text:p text:style-name="P6"/>
      <text:p text:style-name="P7">No item 01, o sistema exibe mensagem contendo campos obrigatórios que não foram preenchidos e aqueles contendo informações inconsistentes, o sistema sugere que sejam fornecidas e alteradas, respectivamente.</text:p>
      <text:p text:style-name="P7"/>
      <text:p text:style-name="P11"><text:span text:style-name="T2">Referência: </text:span><text:span text:style-name="T3">Não se aplica.</text:span><text:span text:style-name="T2"> </text:span></text:p>
      <text:p text:style-name="P7"/>
      <text:p text:style-name="P7"/>
      <text:p text:style-name="P5">9 - Caso de Uso P.S.9 - Manutenir Documentos Exigidos para Cadastro de Candidato</text:p>
      <text:p text:style-name="P5">Rastreabilidade: P.S.9</text:p>
      <text:p text:style-name="P5">Ator(es): <text:s text:c="2"/>Coordenação</text:p>
      <text:p text:style-name="P9"/>
      <text:p text:style-name="P9"><text:span text:style-name="T1">Propósito</text:span>: Este caso de uso tem como função mater os documentos necessários para um candidato se inscrever em um processo seletivo.</text:p>
      <text:p text:style-name="P9"/>
      <text:p text:style-name="P9"><text:span text:style-name="T1">Descrição</text:span>: O conjunto de documentos exigidos para o cadastro de um candidato pode ser mantido através deste caso de uso. Esta lista estará disponível para os interessados em se cadastrar em algum programa de pós-graduação.</text:p>
      <text:p text:style-name="P7"/>
      <text:p text:style-name="P10">9.1<text:tab/>Fluxo Básico</text:p>
      <text:p text:style-name="P7"/>
      <text:p text:style-name="P7">01 <text:s/>Iniciar caso de uso <text:span text:style-name="T9">Selecionar Edital;</text:span></text:p>
      <text:p text:style-name="P7">02 <text:s/>O ator preenche as informações para manutenir documentos;</text:p>
      <text:p text:style-name="P7">03 <text:s/>O ator solicita a confirmação da operação;</text:p>
      <text:p text:style-name="P17">04 O sistema confirma a operação e retorna ao passo 03 até que o usuário informe todos os documentos.</text:p>
      <text:p text:style-name="P6"/>
      <text:p text:style-name="P10">9.2<text:tab/>Fluxo Alternativo</text:p>
      <text:p text:style-name="P7"/>
      <text:p text:style-name="P7">No item 03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1"><text:span text:style-name="T2">Referência: </text:span><text:span text:style-name="T3">RN 14.3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10 - Caso de Uso P.S.10 - Selecionar Edital</text:p>
      <text:p text:style-name="P5">Rastreabilidade: P.S.10</text:p>
      <text:p text:style-name="P5">Ator(es): <text:s text:c="2"/>Administrador, Administração Superior, Coordenação, Aluno, Participante, Sociedade</text:p>
      <text:p text:style-name="P7"/>
      <text:p text:style-name="P9"><text:span text:style-name="T1">Propósito</text:span>: <text:s/>Este caso de uso tem como função selecionar um edital.</text:p>
      <text:p text:style-name="P9"/>
      <text:p text:style-name="P9"><text:span text:style-name="T1">Descrição:</text:span> Operação executada para selecionar um Edital.</text:p>
      <text:p text:style-name="P7"/>
      <text:p text:style-name="P10">10.1<text:tab/>Fluxo Básico</text:p>
      <text:p text:style-name="P7"/>
      <text:p text:style-name="P7">01 <text:s/>O ator preenche as informações para selecionar um edital;</text:p>
      <text:p text:style-name="P7">02 <text:s/>Sistema disponibiliza o edital de acordo com as informações;</text:p>
      <text:p text:style-name="P7">03 <text:s/>O caso de uso é finalizado;</text:p>
      <text:p text:style-name="P7"/>
      <text:p text:style-name="P10">10.2<text:tab/>Fluxo Alternativo</text:p>
      <text:p text:style-name="P6"/>
      <text:p text:style-name="P7">No item 01, o sistema exibe mensagem contendo campos obrigatórios que não foram preenchidos e aqueles contendo informações inconsistentes, o sistema sugere que sejam fornecidas e alteradas, <text:s/>respectivamente.</text:p>
      <text:p text:style-name="P7"/>
      <text:p text:style-name="P11"><text:span text:style-name="T2">Referência: </text:span><text:span text:style-name="T3">Não se aplica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" svg:font-family="TimesNewRoman" style:font-family-generic="roma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TimesNewRoman" fo:font-size="11.5pt" style:font-size-asian="11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UC-Processo de Seleção - Versão 0.1</text:p>
      </style:header>
      <style:footer>
        <text:p text:style-name="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creation-date>2006-06-08T16:13:17</meta:creation-date>
    <dc:date>2006-06-08T22:18:02</dc:date>
    <dc:language>pt-BR</dc:language>
    <meta:editing-cycles>4</meta:editing-cycles>
    <meta:editing-duration>PT13M1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7" meta:paragraph-count="150" meta:word-count="1639" meta:character-count="10620"/>
  </office:meta>
</office:document-meta>
</file>